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tserrat1" svg:font-family="Montserrat, 'Open Sans', sans-serif"/>
    <style:font-face style:name="Montserrat" svg:font-family="Montserrat, sans-serif"/>
    <style:font-face style:name="Open Sans" svg:font-family="'Open Sans', sans-serif"/>
    <style:font-face style:name="Arial Unicode MS1" svg:font-family="'Arial Unicode M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margin-top="0.2083in" fo:margin-bottom="0.1043in" loext:contextual-spacing="false" fo:line-height="150%" fo:orphans="2" fo:widows="2" fo:text-indent="0in" style:auto-text-indent="false"/>
      <style:text-properties fo:font-variant="normal" fo:text-transform="none" fo:color="#0f364b" style:font-name="Montserrat" fo:font-size="25.5pt" fo:letter-spacing="normal" fo:font-style="normal" fo:font-weight="normal"/>
    </style:style>
    <style:style style:name="P2" style:family="paragraph" style:parent-style-name="Heading_20_2">
      <style:paragraph-properties fo:margin-left="0in" fo:margin-right="0in" fo:margin-top="0.2083in" fo:margin-bottom="0.1043in" loext:contextual-spacing="false" fo:line-height="150%" fo:orphans="2" fo:widows="2" fo:text-indent="0in" style:auto-text-indent="false"/>
      <style:text-properties fo:font-variant="normal" fo:text-transform="none" fo:color="#4a4a4a" style:font-name="Montserrat" fo:font-size="22.5pt" fo:letter-spacing="normal" fo:font-style="normal" fo:font-weight="normal"/>
    </style:style>
    <style:style style:name="P3" style:family="paragraph" style:parent-style-name="Heading_20_4">
      <style:paragraph-properties fo:margin-left="0in" fo:margin-right="0in" fo:margin-top="0.1043in" fo:margin-bottom="0.1043in" loext:contextual-spacing="false" fo:line-height="150%" fo:orphans="2" fo:widows="2" fo:text-indent="0in" style:auto-text-indent="false"/>
      <style:text-properties fo:font-variant="normal" fo:text-transform="none" fo:color="#4a4a4a" style:font-name="Montserrat" fo:font-size="16.5pt" fo:letter-spacing="normal" fo:font-style="normal" fo:font-weight="normal"/>
    </style:style>
    <style:style style:name="P4" style:family="paragraph" style:parent-style-name="Text_20_body">
      <style:paragraph-properties fo:margin-left="0in" fo:margin-right="0in" fo:margin-top="0in" fo:margin-bottom="0.1043in" loext:contextual-spacing="false" fo:line-height="138%" fo:orphans="2" fo:widows="2" fo:text-indent="0in" style:auto-text-indent="false"/>
    </style:style>
    <style:style style:name="P5" style:family="paragraph" style:parent-style-name="Text_20_body">
      <style:paragraph-properties fo:margin-left="0in" fo:margin-right="0in" fo:margin-top="0in" fo:margin-bottom="0.1043in" loext:contextual-spacing="false" fo:line-height="138%" fo:orphans="2" fo:widows="2" fo:text-indent="0in" style:auto-text-indent="false"/>
      <style:text-properties fo:font-variant="normal" fo:text-transform="none" fo:color="#4a4a4a" style:font-name="Open Sans" fo:font-size="12pt" fo:letter-spacing="normal" fo:font-style="normal" fo:font-weight="normal"/>
    </style:style>
    <style:style style:name="P6" style:family="paragraph" style:parent-style-name="Text_20_body" style:list-style-name="L1">
      <style:paragraph-properties fo:margin-top="0in" fo:margin-bottom="0.1043in" loext:contextual-spacing="false" fo:orphans="2" fo:widows="2"/>
    </style:style>
    <style:style style:name="T1" style:family="text">
      <style:text-properties fo:font-variant="normal" fo:text-transform="none" fo:color="#4a4a4a" style:font-name="Open Sans" fo:font-size="12pt" fo:letter-spacing="normal" fo:font-style="normal" fo:font-weight="normal"/>
    </style:style>
    <style:style style:name="T2" style:family="text">
      <style:text-properties fo:font-variant="normal" fo:text-transform="none" fo:color="#3275af" style:text-line-through-style="none" style:text-line-through-type="none" style:font-name="Open Sans" fo:font-size="12pt" fo:letter-spacing="normal" fo:font-style="normal" style:text-underline-style="none" fo:font-weight="normal" style:text-blinking="false"/>
    </style:style>
    <style:style style:name="T3" style:family="text">
      <style:text-properties fo:font-variant="normal" fo:text-transform="none" fo:color="#333333" style:font-name="Montserrat1" fo:font-size="12pt" fo:letter-spacing="normal" fo:font-style="normal" fo:font-weight="bold"/>
    </style:style>
    <style:style style:name="T4" style:family="text">
      <style:text-properties fo:font-variant="normal" fo:text-transform="none" fo:color="#333333" style:font-name="Montserrat1" fo:font-size="12pt" fo:letter-spacing="normal"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History</text:h>
      <text:p text:style-name="P4"><text:span text:style-name="T1">The origins of Scrum began in the wake of the Lean product management movement at Toyota in the late '80s. In a 1986 article titled "</text:span><text:a xlink:type="simple" xlink:href="https://hbr.org/1986/01/the-new-new-product-development-game" office:target-frame-name="_blank" xlink:show="new" text:style-name="Internet_20_link" text:visited-style-name="Visited_20_Internet_20_Link"><text:span text:style-name="T2">The New New Product Development Game</text:span></text:a><text:span text:style-name="T1">", Hirotaka Takeuchi and Ikujiro Nonaka introduced the first notions of what would ultimately be referred to as the Scrum process.</text:span></text:p>
      <text:p text:style-name="P5">The fundamental principle that was defined in that article was the notion of the team working together as a singular unit from inception to completion. The intent was that this approach of avoiding siloed teams would avoid poor communication and reduce wasted time and resources in the process. This is where the term Scrum took form, based on the author's observations of Rugby teams, and how they would huddle or 'scrum' together to move the ball down the field as a cohesive unit.</text:p>
      <text:p text:style-name="P5">In the early '90s, software leaders Ken Schwaber and Jeff Sutherland each implemented variations of what would become the Scrum process while at separate companies. Realizing the similarities in their approaches, they joined forces to present and promote the effectiveness of the Scrum process at Object-Oriented Programming, Systems, Languages &amp; Applications (OOPSLA) in Austin, Texas in 1995. Over the following years, they continued to collaborate to fine-tune the standards and benefits of using Scrum while evangelizing its benefits to achieve the widespread adoption it enjoys today.</text:p>
      <text:p text:style-name="P5">Sutherland continued to author the best-selling book "Scrum: The Art of Doing Twice the Work in Half the Time."</text:p>
      <text:p text:style-name="P4"><text:span text:style-name="T1">Schwaber went on to author "Agile Software Development with Scrum" as well as founding the Scrum Alliance and </text:span><text:a xlink:type="simple" xlink:href="https://www.scrum.org/" office:target-frame-name="_blank" xlink:show="new" text:style-name="Internet_20_link" text:visited-style-name="Visited_20_Internet_20_Link"><text:span text:style-name="T2">scrum.org</text:span></text:a><text:span text:style-name="T1">.</text:span></text:p>
      <text:p text:style-name="Horizontal_20_Line"/>
      <text:h text:style-name="P2" text:outline-level="2">Three Pillars of Scrum</text:h>
      <text:p text:style-name="P5">Scrum, at its core, is a framework designed to improve continuously. Three primary principles support this foundational goal.</text:p>
      <text:p text:style-name="Horizontal_20_Line"/>
      <text:h text:style-name="P3" text:outline-level="4"><text:soft-page-break/>1. Transparency</text:h>
      <text:p text:style-name="P5">All work within the Scrum framework should be visible to those responsible for the outcome: the process, the workflow, progress, etc. By building transparency in the process, the team can objectively and openly discuss improvement. Without transparency, Scrum teams struggle to find effective methods for improvement. This is often one of the most challenging aspects since it's human nature to avoid sharing your mistakes.</text:p>
      <text:p text:style-name="Horizontal_20_Line"/>
      <text:h text:style-name="P3" text:outline-level="4">2. Inspection</text:h>
      <text:p text:style-name="P5">To make these things visible, Scrum Teams need to frequently inspect the product being developed and how well the team is working. The team will often hold regularly scheduled time to review what has gone well and what needs improving. If the team doesn't plan for this as a regular ceremony, then frequently the team will get too wrapped up in their work to identify ways to accelerate.</text:p>
      <text:p text:style-name="Horizontal_20_Line"/>
      <text:h text:style-name="P3" text:outline-level="4">3. Adaptation</text:h>
      <text:p text:style-name="P5">With frequent inspection, the team can spot when their work deviates outside of acceptable limits and adapt their process or the product under development. The process of adapting and improving is one of experimentation and discovery. Scrum teams, through transparency and inspection, are armed with metrics and evidence that articulate their performance. The high-performing scrum team will always look for a means to improve upon historical performance.</text:p>
      <text:p text:style-name="Horizontal_20_Line"/>
      <text:h text:style-name="P2" text:outline-level="2">Five Objectives of a Scrum Team</text:h>
      <text:p text:style-name="P5">With transparency at the core of the Scrum framework, its crucial that the team builds trust and an ability to share, critique and constructively challenge each other.</text:p>
      <text:list xml:id="list3923363473" text:style-name="L1">
        <text:list-item>
          <text:p text:style-name="P6"><text:span text:style-name="Strong_20_Emphasis"><text:span text:style-name="T3">Openness:</text:span></text:span><text:span text:style-name="T4"> Team members and their stakeholders agree to be transparent about their work and any challenges they face.</text:span></text:p>
        </text:list-item>
        <text:list-item>
          <text:p text:style-name="P6"><text:soft-page-break/><text:span text:style-name="Strong_20_Emphasis"><text:span text:style-name="T3">Respect:</text:span></text:span><text:span text:style-name="T4"> Team members respect each other to be technically capable and to work with good intent.</text:span></text:p>
        </text:list-item>
        <text:list-item>
          <text:p text:style-name="P6"><text:span text:style-name="Strong_20_Emphasis"><text:span text:style-name="T3">Focus:</text:span></text:span><text:span text:style-name="T4"> Team members focus solely on their team goals and the Sprint Backlog. This reduces the chances for distraction or sub-optimized efforts.</text:span></text:p>
        </text:list-item>
        <text:list-item>
          <text:p text:style-name="P6"><text:span text:style-name="Strong_20_Emphasis"><text:span text:style-name="T3">Commitment:</text:span></text:span><text:span text:style-name="T4"> Team members individually commit to achieving their team goals every Sprint.</text:span></text:p>
        </text:list-item>
        <text:list-item>
          <text:p text:style-name="P6"><text:span text:style-name="Strong_20_Emphasis"><text:span text:style-name="T3">Courage:</text:span></text:span><text:span text:style-name="T4"> Team members develop the courage to work through conflict and challenges together so that they can do the right thing for the project.</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tserrat1" svg:font-family="Montserrat, 'Open Sans', sans-serif"/>
    <style:font-face style:name="Montserrat" svg:font-family="Montserrat, sans-serif"/>
    <style:font-face style:name="Open Sans" svg:font-family="'Open Sans', sans-serif"/>
    <style:font-face style:name="Arial Unicode MS1" svg:font-family="'Arial Unicode M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Times New Roman" fo:font-family="'Times New Roman'" style:font-family-generic="roman" style:font-pitch="variable" fo:font-size="24pt" fo:font-weight="bold" style:font-name-asian="NSimSun" style:font-family-asian="NSimSun"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0T16:57:40.215000000</meta:creation-date>
    <dc:date>2021-04-10T16:57:53.151000000</dc:date>
    <meta:editing-duration>PT13S</meta:editing-duration>
    <meta:editing-cycles>1</meta:editing-cycles>
    <meta:document-statistic meta:table-count="0" meta:image-count="0" meta:object-count="0" meta:page-count="3" meta:paragraph-count="21" meta:word-count="616" meta:character-count="3851" meta:non-whitespace-character-count="3261"/>
    <meta:generator>Neat_Office/6.2.8.2$Windows_x86 LibreOffice_project/</meta:generator>
  </office:meta>
</office:document-meta>
</file>